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Heading">
      <style:text-properties officeooo:rsid="018ecf01" officeooo:paragraph-rsid="01907424"/>
    </style:style>
    <style:style style:name="P44" style:family="paragraph" style:parent-style-name="Paragraph">
      <style:text-properties officeooo:rsid="019ead61" officeooo:paragraph-rsid="01a04e6e"/>
    </style:style>
    <style:style style:name="P45" style:family="paragraph" style:parent-style-name="Paragraph">
      <style:text-properties officeooo:rsid="019ead61" officeooo:paragraph-rsid="01a35066"/>
    </style:style>
    <style:style style:name="P46" style:family="paragraph" style:parent-style-name="Paragraph">
      <style:text-properties officeooo:rsid="018df6cb" officeooo:paragraph-rsid="018df6cb"/>
    </style:style>
    <style:style style:name="P47" style:family="paragraph" style:parent-style-name="Paragraph" style:list-style-name="L1">
      <style:text-properties officeooo:rsid="019ead61" officeooo:paragraph-rsid="01a04e6e"/>
    </style:style>
    <style:style style:name="P48" style:family="paragraph" style:parent-style-name="Paragraph" style:list-style-name="L1">
      <style:text-properties officeooo:rsid="019ead61" officeooo:paragraph-rsid="019ead6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3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5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3269330568878056539" text:style-name="L1">
        <text:list-item>
          <text:p text:style-name="P47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48">Our trust account deposit slip.</text:p>
        </text:list-item>
        <text:list-item>
          <text:p text:style-name="P47">Our settlement requirements.</text:p>
        </text:list-item>
      </text:list>
      <text:p text:style-name="P44">We will provide the required undertakings prior to settlement. </text:p>
      <text:p text:style-name="P46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3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3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4"><text:text-input text:description="">{% if copy.email %}</text:text-input></text:span></text:p>
      <text:p text:style-name="P18"><text:tab/><text:tab/><text:span text:style-name="T14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6:32.877537000</dc:date>
    <meta:editing-duration>P3DT3H15S</meta:editing-duration>
    <meta:editing-cycles>39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632" meta:character-count="3328" meta:non-whitespace-character-count="2950"/>
  </office:meta>
</office:document-meta>
</file>